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291in"/>
    </style:style>
    <style:style style:name="co2" style:family="table-column">
      <style:table-column-properties fo:break-before="auto" style:column-width="1.9465in"/>
    </style:style>
    <style:style style:name="co3" style:family="table-column">
      <style:table-column-properties fo:break-before="auto" style:column-width="0.1984in"/>
    </style:style>
    <style:style style:name="co4" style:family="table-column">
      <style:table-column-properties fo:break-before="auto" style:column-width="0.4717in"/>
    </style:style>
    <style:style style:name="co5" style:family="table-column">
      <style:table-column-properties fo:break-before="auto" style:column-width="4.6339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5154in"/>
    </style:style>
    <style:style style:name="co8" style:family="table-column">
      <style:table-column-properties fo:break-before="auto" style:column-width="3.1154in"/>
    </style:style>
    <style:style style:name="co9" style:family="table-column">
      <style:table-column-properties fo:break-before="auto" style:column-width="1.06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</office:automatic-styles>
  <office:body>
    <office:spreadsheet>
      <table:table table:name="Munkalap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ce1"/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- polygons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POLYG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ფორმები - მრავალკუთხედებ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1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ფორმები 1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hapes 2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HAPE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ფორმები 2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nimals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NIMA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ცხოველებ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ars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A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ავტომანქანებ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gs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საბარგო მანქანებ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Other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O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Cisco - სხვა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Media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MED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Cisco - მედია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Products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PRODU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Cisco - პროდუქტებ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ISCO_WAN_L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Cisco - WAN - LAN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usual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USU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დომინო - ჩვეულებრივ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Domino - numbered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DOMINO_NUMBERE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დომინო - რიცხვებ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1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ელექტრონიკა - ნაწილები 1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2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ელექტრონიკა - ნაწილები 2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3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3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ელექტრონიკა - ნაწილები 3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parts 4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PARTS_4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ელექტრონიკა - ნაწილები 4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circuit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CIRCUI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ელექტრონიკა - წრედ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signs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ელექტრონიკა - ნიშნებ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Electronics - gauges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CTRONICS_GAU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ელექტრონიკა - ელემენტებ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eople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EOPL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ხალხ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overlay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OVERLA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არქიტექტურა - თარგებ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furnitures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FURNITUR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არქიტექტურა - ავეჯ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uildings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არქიტექტურა - შენობებ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bathroom, kitchen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BATHROOM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არქიტექტურა - სააბაზანო, სამზარეულო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kitchen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KITCHE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არქიტექტურა - სამზარეულო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chitecture - windows, doors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CHITECTURE_WINDOWS_DOO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არქიტექტურა - ფანჯრები, კარებ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დიაგრამებ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owcharts 2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OWCHARTS_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დიაგრამები 2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oral-StudioA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ORALSTUDIO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ფორალ-სტუდიაA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auna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AUN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ფოტოები - ფაუნა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Buildings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ფოტოები - შენობებ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Plants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PLA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ფოტოები - მცენარეებ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tatues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TATU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ფოტოები - ძეგლებ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Landscapes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LANDSCAP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ფოტოები - პეიზაჟებ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ities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IT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ფოტოები - ქალაქებ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Flowers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LOW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ფოტოები - ყვავილებ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Therapeutics - general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THERAPEUTICS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მედიცინა - ზოგად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Weather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WEATH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ამინდ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Vehicles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VECH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ტრანსპორტ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ნიშნებ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lue Man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LUE_MA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ლურჯი მამაკაც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hemistry - Amino acids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HEMISTRY_AMINO_ACID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ქიმია - ამინომჟავებ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signs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ლოგიკური ნიშნებ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ical gates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ICAL_GAT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ლოგიკური კარიბჭე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Logos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ლოგოებ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milies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MIL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მიმიკებ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Arrows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ARROW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ისრებ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1 clock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საათი - 01 საათ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2 clock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საათი - 02 საათ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3 clock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3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საათი - 03 საათ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4 clock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4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საათი - 04 საათ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5 clock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5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საათი - 05 საათ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6 clock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6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საათი - 06 საათ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7 clock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7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საათი - 07 საათ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8 clock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8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საათი - 08 საათ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09 clock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09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საათი - 09 საათ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0 clock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0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საათი - 10 საათ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1 clock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1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საათი - 11 საათ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lock - 12 clock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LOCK_12_CLOC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საათი - 12 საათ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neumatic - parts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NEUMATIC_PAR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პნევმატიკა - ნაწილებ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general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GENERA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კომპიუტერები - ზოგად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კომპიუტერები - ქსელ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network devices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NETWORK_DEVIC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კომპიუტერები - ქსელური მოწყობილობებ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omputer - WIFI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OMPUTER_WIFI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კომპიუტერები - WIFI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Numbers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NUMBER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იცხვებ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igns - danger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IGNS_DANGER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ნიშნები - საფრთხე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bjects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საგნებ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frica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F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აფრიკა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United States of America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UNITED_STATES_OF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ამერიკის შეერთებული შტატებ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ustralia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USTRAL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ავსტრალია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sia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SI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აზია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outh America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OUTH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სამხრეთ ამერიკა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ევროპა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Europe 1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EUROPE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ევროპა 1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საფრანგეთ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France - countries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FRANCE_COUNTRI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საფრანგეთი - მხარეებ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gns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G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ნიშნებ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anada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ANAD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კანადა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Continents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CONTIN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კონტინენტებ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East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EAST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შუა აღმოსავლეთ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merica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MERICA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ცენტრალური ამერიკა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iddle ages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IDDLE_AG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შუა საუკუნეებ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Mexico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MEXICO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მექსიკა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Ancient times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ANCIENT_TIME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– უძველესი ხანა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simbols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SIMBOL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სიმბოლოებ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history - 1900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HISTORY_190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ისტორია - 1900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aps - World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APS_WORLD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უკები - მსოფლიო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Crops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CROP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მარცვლეულ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ractions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RACTIO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წილადებ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lags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FLAGS_1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დროშებ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instruments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INSTRUMEN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მუსიკა - ინსტრუმენტებ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Music - sheet music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MUSIC_SHEET_MUSI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მუსიკა - კომპოზიციებ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Special Pictogramms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SPECIAL_PICTOGRAMM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სპეციალური პიქტოგრამებ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Celebration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CELEBRAT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ფოტოები – დღესასწაულებ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Foods and Drinks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OODSANDDRINK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ფოტოები - საკვები და სასმელ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– Humans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frMAN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ფოტოები - ადამიანებ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Objects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OBJECT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ფოტოები - საგნებ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Space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SPACE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ფოტოები - სამყარო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Photos - Travel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PHOTOS_TRAVEL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ფოტოები - მოგზაურობა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OpenOffice.org logos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2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OPENOFFICEORG_LOGO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ლოგოები OpenOffice.org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I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Religion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RELIGION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რელიგია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ildings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BUILDINGS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შენობები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Homepage 2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HOMEPAGE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თავფურცელი 2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en-US</text:p>
          </table:table-cell>
          <table:table-cell office:value-type="string">
            <text:p>Bullets 2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  <table:table-row table:style-name="ro1">
          <table:table-cell office:value-type="string">
            <text:p>svx</text:p>
          </table:table-cell>
          <table:table-cell office:value-type="string">
            <text:p>source\gallery2\galtheme.src</text:p>
          </table:table-cell>
          <table:table-cell office:value-type="float" office:value="0">
            <text:p>0</text:p>
          </table:table-cell>
          <table:table-cell office:value-type="string">
            <text:p>string</text:p>
          </table:table-cell>
          <table:table-cell office:value-type="string">
            <text:p>RID_GALLERYSTR_THEME_ELEMENTSBULLETS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ka</text:p>
          </table:table-cell>
          <table:table-cell office:value-type="string">
            <text:p>პუნქტები 2</text:p>
          </table:table-cell>
          <table:table-cell table:number-columns-repeated="3"/>
          <table:table-cell office:value-type="date" office:date-value="2006-07-06T12:12:12">
            <text:p>07/06/06 12:12 PM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6">03/16/2008</text:date>, <text:time>03:21:35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7-06-20T13:52:57</meta:creation-date>
    <dc:creator>Gia Shervashidze</dc:creator>
    <dc:date>2008-03-16T03:21:35</dc:date>
    <meta:editing-cycles>3</meta:editing-cycles>
    <meta:editing-duration>PT12M3S</meta:editing-duration>
    <meta:user-defined meta:name="Info 1"/>
    <meta:user-defined meta:name="Info 2"/>
    <meta:user-defined meta:name="Info 3"/>
    <meta:user-defined meta:name="Info 4"/>
    <meta:document-statistic meta:table-count="1" meta:cell-count="1872"/>
  </office:meta>
</office:document-meta>
</file>